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475in" fo:text-indent="0.4916in">
        <style:tab-stops/>
      </style:paragraph-properties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LET ME INTRODUCE MYSELF</text:p>
      <text:p text:style-name="P2">Hi, my name’s Jaume Tuset Hurtado.</text:p>
      <text:p text:style-name="P3">I’m from Spain<text:tab/></text:p>
      <text:p text:style-name="Normal">I live in La Llosa de<text:s/>Ranes</text:p>
      <text:p text:style-name="Normal">I’m 23 years old</text:p>
      <text:p text:style-name="P4">My birthday is on July</text:p>
      <text:p text:style-name="P5">I’m student at IES Josep de Simarro</text:p>
      <text:p text:style-name="P6">My favorite subject is web dissanyer</text:p>
      <text:p text:style-name="P7">My favorite sport is Basketball</text:p>
      <text:p text:style-name="P8">There are 5 people in my family<text:s/></text:p>
      <text:p text:style-name="P9">There are my parents and my sibilings</text:p>
      <text:p text:style-name="P10">My father is a professor and my mother too</text:p>
      <text:p text:style-name="P11">I would like to be a software technician because I love code<text:s/></text:p>
      <text:p text:style-name="P12">My hobby is reading ci-fi book</text:p>
      <text:p text:style-name="P13">In my free time, I also like seeing new movies</text:p>
      <text:p text:style-name="P14">I don’t like many things</text:p>
      <text:p text:style-name="P15">My favorite food is lasagna</text:p>
      <text:p text:style-name="P16">My favorite drink is black beer<text:s/></text:p>
      <text:p text:style-name="P17">My favorite day of the week is Saturday because it’s the name of the song of elton john<text:s/></text:p>
      <text:p text:style-name="P18">My favorite<text:s/>month is July because there are soo many concerts<text:s/></text:p>
      <text:p text:style-name="P19">My favorite singer for band is Lucciano Pavarotti</text:p>
      <text:p text:style-name="P20">I like all gender movies<text:s/></text:p>
      <text:p text:style-name="P21">My favorite place is Cudillero . I like it because it’s a beautiful place</text:p>
      <text:p text:style-name="P22">I like travelling<text:s/>. I have been to Paris</text:p>
      <text:p text:style-name="P23">The most beautiful palce in my country s the Castle of Xativa</text:p>
      <text:p text:style-name="Normal"><text:span text:style-name="T24">I study English because I need the language to work in other Countr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ume Tuset</meta:initial-creator>
    <dc:creator>Jaume Tuset</dc:creator>
    <meta:creation-date>2022-10-16T19:20:00Z</meta:creation-date>
    <dc:date>2022-10-16T19:32:00Z</dc:date>
    <meta:template xlink:href="Normal" xlink:type="simple"/>
    <meta:editing-cycles>1</meta:editing-cycles>
    <meta:editing-duration>PT720S</meta:editing-duration>
    <meta:document-statistic meta:page-count="1" meta:paragraph-count="2" meta:word-count="163" meta:character-count="1060" meta:row-count="7" meta:non-whitespace-character-count="899"/>
  </office:meta>
</office:document-meta>
</file>